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default-cell-style-name="ce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4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3"/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number-columns-repeated="11" table:default-cell-style-name="ce4"/>
        <table:table-column table:style-name="co9" table:default-cell-style-name="ce3"/>
        <table:table-column table:style-name="co6" table:default-cell-style-name="Default"/>
        <table:table-column table:style-name="co10" table:default-cell-style-name="ce4"/>
        <table:table-column table:style-name="co11" table:default-cell-style-name="ce6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/>
          <table:table-cell office:value-type="string">
            <text:p>q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3"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1</text:p>
          </table:table-cell>
          <table:table-cell/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office:value-type="string">
            <text:p>v</text:p>
          </table:table-cell>
          <table:table-cell table:style-name="ce3"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,</text:p>
          </table:table-cell>
          <table:table-cell office:value-type="string">
            <text:p>.</text:p>
          </table:table-cell>
          <table:table-cell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ce5" office:value-type="string">
            <text:p>s</text:p>
          </table:table-cell>
          <table:table-cell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/>
          <table:table-cell office:value-type="string">
            <text:p>.</text:p>
          </table:table-cell>
          <table:table-cell office:value-type="string">
            <text:p>,</text:p>
          </table:table-cell>
          <table:table-cell office:value-type="string">
            <text:p>ñ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style-name="ce3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2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ce5" office:value-type="string">
            <text:p>t</text:p>
          </table:table-cell>
          <table:table-cell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/>
          <table:table-cell office:value-type="string">
            <text:p>,</text:p>
          </table:table-cell>
          <table:table-cell office:value-type="string">
            <text:p>.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y</text:p>
          </table:table-cell>
          <table:table-cell table:style-name="ce3"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ñ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3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office:value-type="string">
            <text:p>l</text:p>
          </table:table-cell>
          <table:table-cell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/>
          <table:table-cell office:value-type="string">
            <text:p>d</text:p>
          </table:table-cell>
          <table:table-cell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office:value-type="string">
            <text:p>w</text:p>
          </table:table-cell>
          <table:table-cell table:style-name="ce3" office:value-type="string">
            <text:p>z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c</text:p>
          </table:table-cell>
          <table:table-cell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office:value-type="string">
            <text:p>u</text:p>
          </table:table-cell>
          <table:table-cell office:value-type="percentage" office:value="0.0363278298508016">
            <text:p>3,632782985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2</text:p>
          </table:table-cell>
          <table:table-cell/>
          <table:table-cell office:value-type="string">
            <text:p>u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j</text:p>
          </table:table-cell>
          <table:table-cell table:style-name="ce3"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4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office:value-type="string">
            <text:p>m</text:p>
          </table:table-cell>
          <table:table-cell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office:value-type="string">
            <text:p>p</text:p>
          </table:table-cell>
          <table:table-cell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office:value-type="string">
            <text:p>z</text:p>
          </table:table-cell>
          <table:table-cell table:style-name="ce3"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g</text:p>
          </table:table-cell>
          <table:table-cell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office:value-type="string">
            <text:p>h</text:p>
          </table:table-cell>
          <table:table-cell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/>
          <table:table-cell office:value-type="string">
            <text:p>u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table:style-name="ce3"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5</text:p>
          </table:table-cell>
          <table:table-cell/>
          <table:table-cell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office:value-type="string">
            <text:p>b</text:p>
          </table:table-cell>
          <table:table-cell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office:value-type="string">
            <text:p>´</text:p>
          </table:table-cell>
          <table:table-cell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dot</text:p>
          </table:table-cell>
          <table:table-cell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office:value-type="string">
            <text:p>coma</text:p>
          </table:table-cell>
          <table:table-cell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/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table:style-name="ce3"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´</text:p>
          </table:table-cell>
          <table:table-cell office:value-type="string">
            <text:p>+</text:p>
          </table:table-cell>
          <table:table-cell/>
          <table:table-cell table:style-name="ce1" office:value-type="string">
            <text:p>tcat_v16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office:value-type="string">
            <text:p>f</text:p>
          </table:table-cell>
          <table:table-cell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office:value-type="string">
            <text:p>v</text:p>
          </table:table-cell>
          <table:table-cell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z</text:p>
          </table:table-cell>
          <table:table-cell table:style-name="ce3" office:value-type="string">
            <text:p>x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.</text:p>
          </table:table-cell>
          <table:table-cell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minus</text:p>
          </table:table-cell>
          <table:table-cell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ce3" office:value-type="string">
            <text:p>q</text:p>
          </table:table-cell>
          <table:table-cell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5</text:p>
          </table:table-cell>
          <table:table-cell/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x</text:p>
          </table:table-cell>
          <table:table-cell table:style-name="ce3"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7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office:value-type="string">
            <text:p>y</text:p>
          </table:table-cell>
          <table:table-cell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c</text:p>
          </table:table-cell>
          <table:table-cell table:style-name="ce3" office:value-type="string">
            <text:p>,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office:value-type="string">
            <text:p>w</text:p>
          </table:table-cell>
          <table:table-cell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6</text:p>
          </table:table-cell>
          <table:table-cell/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8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office:value-type="string">
            <text:p>j</text:p>
          </table:table-cell>
          <table:table-cell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office:value-type="string">
            <text:p>k</text:p>
          </table:table-cell>
          <table:table-cell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ce3" office:value-type="string">
            <text:p>plus</text:p>
          </table:table-cell>
          <table:table-cell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7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19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Default" office:value-type="string">
            <text:p>ç</text:p>
          </table:table-cell>
          <table:table-cell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/>
          <table:table-cell table:style-name="Default" office:value-type="string">
            <text:p>ñ</text:p>
          </table:table-cell>
          <table:table-cell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Default" office:value-type="string">
            <text:p>&lt;</text:p>
          </table:table-cell>
          <table:table-cell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tcat_v08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0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tcat_v09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1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y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Default" table:number-columns-repeated="13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tcat_v10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1" office:value-type="string">
            <text:p>tcat_v22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d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8T22:09:12</dc:date>
    <meta:editing-duration>PT6H20M45S</meta:editing-duration>
    <meta:editing-cycles>64</meta:editing-cycles>
    <dc:creator>Moisès </dc:creator>
    <meta:document-statistic meta:table-count="3" meta:cell-count="935" meta:object-count="0"/>
  </office:meta>
</office:document-meta>
</file>